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false" fo:min-height="0.647cm" fo:min-width="3.818cm"/>
    </style:style>
    <style:style style:name="gr2" style:family="graphic" style:parent-style-name="standard">
      <style:graphic-properties draw:stroke="none" svg:stroke-color="#000000" draw:fill="none" draw:fill-color="#ffffff" draw:auto-grow-width="false" fo:min-height="0.61cm" fo:min-width="3.818cm"/>
    </style:style>
    <style:style style:name="gr3" style:family="graphic" style:parent-style-name="standard">
      <style:graphic-properties draw:stroke="none" svg:stroke-color="#000000" draw:fill="none" draw:fill-color="#ffffff" draw:auto-grow-width="false" fo:min-height="0.483cm" fo:min-width="3.818cm"/>
    </style:style>
    <style:style style:name="gr4" style:family="graphic" style:parent-style-name="standard">
      <style:graphic-properties draw:stroke="none" svg:stroke-color="#000000" draw:fill="none" draw:fill-color="#ffffff" draw:auto-grow-width="false" fo:min-height="0.712cm" fo:min-width="3.818cm"/>
    </style:style>
    <style:style style:name="gr5" style:family="graphic" style:parent-style-name="standard">
      <style:graphic-properties draw:stroke="none" svg:stroke-color="#000000" draw:fill="none" draw:fill-color="#ffffff" draw:auto-grow-width="false" fo:min-height="0.639cm" fo:min-width="3.818cm"/>
    </style:style>
    <style:style style:name="gr6" style:family="graphic" style:parent-style-name="objectwithoutfill">
      <style:graphic-properties svg:stroke-width="0.051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2" draw:id="id2" draw:layer="layout" svg:width="4.318cm" svg:height="0.962cm" svg:x="7.731cm" svg:y="3.559cm">
          <draw:text-box>
            <text:p text:style-name="P1">Query</text:p>
          </draw:text-box>
        </draw:frame>
        <draw:frame draw:style-name="gr2" draw:text-style-name="P2" xml:id="id3" draw:id="id3" draw:layer="layout" svg:width="4.318cm" svg:height="0.962cm" svg:x="5.572cm" svg:y="5.137cm">
          <draw:text-box>
            <text:p text:style-name="P1">Select</text:p>
          </draw:text-box>
        </draw:frame>
        <draw:frame draw:style-name="gr2" draw:text-style-name="P2" xml:id="id1" draw:id="id1" draw:layer="layout" svg:width="4.318cm" svg:height="0.962cm" svg:x="9.89cm" svg:y="5.129cm">
          <draw:text-box>
            <text:p text:style-name="P1">Join</text:p>
          </draw:text-box>
        </draw:frame>
        <draw:frame draw:style-name="gr3" draw:text-style-name="P2" xml:id="id4" draw:id="id4" draw:layer="layout" svg:width="4.318cm" svg:height="0.962cm" svg:x="6.869cm" svg:y="6.761cm">
          <draw:text-box>
            <text:p text:style-name="P1">Join</text:p>
          </draw:text-box>
        </draw:frame>
        <draw:frame draw:style-name="gr4" draw:text-style-name="P2" xml:id="id5" draw:id="id5" draw:layer="layout" svg:width="4.318cm" svg:height="0.962cm" svg:x="9.89cm" svg:y="6.753cm">
          <draw:text-box>
            <text:p text:style-name="P1">Table</text:p>
          </draw:text-box>
        </draw:frame>
        <draw:frame draw:style-name="gr4" draw:text-style-name="P2" xml:id="id8" draw:id="id8" draw:layer="layout" svg:width="4.318cm" svg:height="0.962cm" svg:x="6.869cm" svg:y="8.377cm">
          <draw:text-box>
            <text:p text:style-name="P1">Table</text:p>
          </draw:text-box>
        </draw:frame>
        <draw:frame draw:style-name="gr5" draw:text-style-name="P2" xml:id="id7" draw:id="id7" draw:layer="layout" svg:width="4.318cm" svg:height="0.962cm" svg:x="3.848cm" svg:y="8.385cm">
          <draw:text-box>
            <text:p text:style-name="P1">Table</text:p>
          </draw:text-box>
        </draw:frame>
        <draw:frame draw:style-name="gr2" draw:text-style-name="P2" xml:id="id6" draw:id="id6" draw:layer="layout" svg:width="4.318cm" svg:height="0.962cm" svg:x="12.911cm" svg:y="6.761cm">
          <draw:text-box>
            <text:p text:style-name="P1">Condition</text:p>
          </draw:text-box>
        </draw:frame>
        <draw:frame draw:style-name="gr5" draw:text-style-name="P2" xml:id="id9" draw:id="id9" draw:layer="layout" svg:width="4.318cm" svg:height="0.962cm" svg:x="9.89cm" svg:y="8.385cm">
          <draw:text-box>
            <text:p text:style-name="P1">Condition</text:p>
          </draw:text-box>
        </draw:frame>
        <draw:connector draw:style-name="gr6" draw:text-style-name="P3" draw:layer="layout" draw:type="line" svg:x1="12.049cm" svg:y1="5.129cm" svg:x2="9.89cm" svg:y2="4.521cm" draw:start-shape="id1" draw:start-glue-point="0" draw:end-shape="id2" draw:end-glue-point="2" svg:d="M12049 5129l-2159-608" svg:viewBox="0 0 2160 609">
          <text:p/>
        </draw:connector>
        <draw:connector draw:style-name="gr6" draw:text-style-name="P3" draw:layer="layout" draw:type="line" svg:x1="7.731cm" svg:y1="5.137cm" svg:x2="9.89cm" svg:y2="4.521cm" draw:start-shape="id3" draw:start-glue-point="0" draw:end-shape="id2" draw:end-glue-point="2" svg:d="M7731 5137l2159-616" svg:viewBox="0 0 2160 617">
          <text:p/>
        </draw:connector>
        <draw:connector draw:style-name="gr6" draw:text-style-name="P3" draw:layer="layout" draw:type="line" svg:x1="9.028cm" svg:y1="6.761cm" svg:x2="12.049cm" svg:y2="6.091cm" draw:start-shape="id4" draw:start-glue-point="0" draw:end-shape="id1" draw:end-glue-point="2" svg:d="M9028 6761l3021-670" svg:viewBox="0 0 3022 671">
          <text:p/>
        </draw:connector>
        <draw:connector draw:style-name="gr6" draw:text-style-name="P3" draw:layer="layout" draw:type="line" svg:x1="12.049cm" svg:y1="6.753cm" svg:x2="12.049cm" svg:y2="6.091cm" draw:start-shape="id5" draw:start-glue-point="0" draw:end-shape="id1" draw:end-glue-point="2" svg:d="M12049 6753v-662" svg:viewBox="0 0 1 663">
          <text:p/>
        </draw:connector>
        <draw:connector draw:style-name="gr6" draw:text-style-name="P3" draw:layer="layout" draw:type="line" svg:x1="15.07cm" svg:y1="6.761cm" svg:x2="12.049cm" svg:y2="6.091cm" draw:start-shape="id6" draw:start-glue-point="0" draw:end-shape="id1" draw:end-glue-point="2" svg:d="M15070 6761l-3021-670" svg:viewBox="0 0 3022 671">
          <text:p/>
        </draw:connector>
        <draw:connector draw:style-name="gr6" draw:text-style-name="P3" draw:layer="layout" draw:type="line" svg:x1="6.007cm" svg:y1="8.385cm" svg:x2="9.028cm" svg:y2="7.723cm" draw:start-shape="id7" draw:start-glue-point="0" draw:end-shape="id4" draw:end-glue-point="2" svg:d="M6007 8385l3021-662" svg:viewBox="0 0 3022 663">
          <text:p/>
        </draw:connector>
        <draw:connector draw:style-name="gr6" draw:text-style-name="P3" draw:layer="layout" draw:type="line" svg:x1="9.028cm" svg:y1="8.377cm" svg:x2="9.028cm" svg:y2="7.723cm" draw:start-shape="id8" draw:start-glue-point="0" draw:end-shape="id4" draw:end-glue-point="2" svg:d="M9028 8377v-654" svg:viewBox="0 0 1 655">
          <text:p/>
        </draw:connector>
        <draw:connector draw:style-name="gr6" draw:text-style-name="P3" draw:layer="layout" draw:type="line" svg:x1="12.049cm" svg:y1="8.385cm" svg:x2="9.028cm" svg:y2="7.723cm" draw:start-shape="id9" draw:start-glue-point="0" draw:end-shape="id4" draw:end-glue-point="2" svg:d="M12049 8385l-3021-662" svg:viewBox="0 0 3022 6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0T00:57:40.382795996</meta:creation-date>
    <dc:date>2015-03-20T01:53:40.889667731</dc:date>
    <meta:editing-duration>PT40M26S</meta:editing-duration>
    <meta:editing-cycles>2</meta:editing-cycles>
    <meta:generator>LibreOffice/4.4.1.2$Linux_X86_64 LibreOffice_project/40m0$Build-2</meta:generator>
    <meta:document-statistic meta:object-count="17"/>
  </office:meta>
</office:document-meta>
</file>